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ext_20_body">
      <style:text-properties officeooo:paragraph-rsid="0005f0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f044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2"><text:s/>Reusable / Recyclable Object: </text:span><text:span text:style-name="Strong_20_Emphasis"><text:span text:style-name="T2">Glass Bottle</text:span></text:span></text:h>
      <text:p text:style-name="Text_20_body"><text:span text:style-name="Strong_20_Emphasis"><text:span text:style-name="T2">Explanation</text:span></text:span><text:span text:style-name="T2"><text:line-break/>At home I have many glass bottles from juices and sauces. A glass bottle can be </text:span><text:span text:style-name="Strong_20_Emphasis"><text:span text:style-name="T2">reused</text:span></text:span><text:span text:style-name="T2"> or </text:span><text:span text:style-name="Strong_20_Emphasis"><text:span text:style-name="T2">recycled</text:span></text:span><text:span text:style-name="T2"> easily.</text:span></text:p>
      <text:p text:style-name="P2"><text:span text:style-name="Strong_20_Emphasis"><text:span text:style-name="T2">Steps to reuse or recycle:</text:span></text:span></text:p>
      <text:p text:style-name="P2"><text:span text:style-name="Strong_20_Emphasis"><text:span text:style-name="T2">Clean it well</text:span></text:span><text:span text:style-name="T2"> – wash the bottle with soap and water.</text:span></text:p>
      <text:p text:style-name="P2"><text:span text:style-name="Strong_20_Emphasis"><text:span text:style-name="T2">Remove labels</text:span></text:span><text:span text:style-name="T2"> – take off the paper or plastic label.</text:span></text:p>
      <text:p text:style-name="P2"><text:span text:style-name="Strong_20_Emphasis"><text:span text:style-name="T2">Reuse it</text:span></text:span><text:span text:style-name="T2"> – you can use it as a flower vase, to store liquids, or as decoration.</text:span></text:p>
      <text:p text:style-name="P2"><text:span text:style-name="Strong_20_Emphasis"><text:span text:style-name="T2">Recycle it</text:span></text:span><text:span text:style-name="T2"> – if you don’t reuse it, put it in the glass recycling bin so it can be melted and made into a new bottle.</text:span></text:p>
      <text:p text:style-name="P2"><text:span text:style-name="T2"><text:s/>Disposable Object: </text:span><text:span text:style-name="Strong_20_Emphasis"><text:span text:style-name="T2">Used Paper Tissue</text:span></text:span></text:p>
      <text:p text:style-name="Text_20_body"><text:span text:style-name="Strong_20_Emphasis"><text:span text:style-name="T2">Explanation</text:span></text:span><text:span text:style-name="T2"><text:line-break/>A paper tissue is </text:span><text:span text:style-name="Strong_20_Emphasis"><text:span text:style-name="T2">disposable</text:span></text:span><text:span text:style-name="T2"> because it cannot be reused or recycled after use.<text:line-break/>When it is dirty, it contains bacteria and cannot be cleaned.</text:span></text:p>
      <text:p text:style-name="P2"><text:span text:style-name="Strong_20_Emphasis"><text:span text:style-name="T2">Steps:</text:span></text:span></text:p>
      <text:p text:style-name="P2"><text:span text:style-name="T2">Use it once to clean or blow your nose.</text:span></text:p>
      <text:p text:style-name="P2"><text:span text:style-name="T2">Throw it away in the trash.</text:span></text:p>
      <text:p text:style-name="P2"><text:span text:style-name="T2">It goes to the landfill and is destroyed with other wast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9T11:03:25.407000000</meta:creation-date>
    <dc:date>2025-10-29T11:06:15.328000000</dc:date>
    <meta:editing-duration>PT2M51S</meta:editing-duration>
    <meta:editing-cycles>1</meta:editing-cycles>
    <meta:document-statistic meta:table-count="0" meta:image-count="0" meta:object-count="0" meta:page-count="1" meta:paragraph-count="13" meta:word-count="150" meta:character-count="807" meta:non-whitespace-character-count="664"/>
    <meta:generator>LibreOffice/7.5.0.3$Windows_X86_64 LibreOffice_project/c21113d003cd3efa8c53188764377a8272d9d6de</meta:generator>
  </office:meta>
</office:document-meta>
</file>